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">
      <style:paragraph-properties fo:line-height="150%"/>
    </style:style>
    <style:style style:name="P2" style:family="paragraph" style:parent-style-name="Textkörper_20_Einrückung_20_Organon">
      <style:text-properties fo:font-size="10pt" style:font-size-asian="10pt" style:font-size-complex="10pt"/>
    </style:style>
    <style:style style:name="P3" style:family="paragraph" style:parent-style-name="Textkörper_20_Einrückung_20_Organon">
      <style:text-properties fo:font-size="14pt" style:font-size-asian="14pt" style:font-size-complex="14pt"/>
    </style:style>
    <style:style style:name="P4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P5" style:family="paragraph" style:parent-style-name="Text_20_body">
      <style:text-properties officeooo:rsid="00243104" officeooo:paragraph-rsid="00243104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Handbuch</text:h>
          <text:p text:style-name="P5"/>
          <text:p text:style-name="Textkörper_20_Einrückung_20_Organon">Extension für LibreOffice (LO) und OpenOffice (OO)</text:p>
          <text:p text:style-name="Textkörper_20_Einrückung_20_Organon"/>
          <text:p text:style-name="P2">getestet mit: </text:p>
          <text:p text:style-name="P2"><text:tab/>Win7 (LO 4.3.5.2 und OO 4.1.1) </text:p>
          <text:p text:style-name="P2"><text:tab/>Ubuntu 14.04 (LO 4.2.8.2), </text:p>
          <text:p text:style-name="P2"><text:tab/>Kubuntu 14.04 KDE 4.13.3 (LO 4.2.7.2, OO 4.1.1)</text:p>
          <text:p text:style-name="P2"><text:tab/>ungetestet für Mac</text:p>
          <text:p text:style-name="Textkörper_20_Einrückung_20_Organon"/>
          <text:p text:style-name="Textkörper_20_Einrückung_20_Organon"/>
          <text:p text:style-name="Textkörper_20_Einrückung_20_Organon"><text:span text:style-name="T1">Hinweis</text:span>: Dies ist eine Beta Version.</text:p>
          <text:p text:style-name="Text_20_body_20_indent"/>
          <text:p text:style-name="Text_20_body_20_indent"/>
          <text:p text:style-name="P1"><text:span text:style-name="T2">Organon ist ein Werkzeug für eine</text:span> </text:p>
          <text:p text:style-name="P4">übersichtliche Navigation zwischen </text:p>
          <text:p text:style-name="P4">Texten in Writer.</text:p>
          <text:p text:style-name="P4">(OpenOffice und LibreOffice)</text:p>
          <text:p text:style-name="P3"><text:s/></text:p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körper_20_Einrückung_20_Organon">Der Quellcode des Projektes findet sich unter:</text:p>
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körper_20_Einrückung_20_Organon">Bekannte Fehler sind hier gelistet:</text:p>
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körper_20_Einrückung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9T12:52:45.643000000</dc:date>
    <meta:editing-duration>P0D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4.3.2$Windows_x86 LibreOffice_project/88805f81e9fe61362df02b9941de8e38a9b5fd16</meta:generator>
  </office:meta>
</office:document-meta>
</file>